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72cm" fo:min-width="2.465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4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background-color="#ffffff"/>
    </style:style>
    <style:style style:name="P4" style:family="paragraph">
      <loext:graphic-properties draw:fill="none" draw:fill-color="#ffffff"/>
      <style:text-properties fo:background-color="#ffffff"/>
    </style:style>
    <style:style style:name="P5" style:family="paragraph">
      <style:paragraph-properties fo:text-align="start"/>
      <style:text-properties fo:background-color="#ffffff"/>
    </style:style>
    <style:style style:name="P6" style:family="paragraph">
      <loext:graphic-properties draw:fill="none" draw:fill-color="#ffffff"/>
    </style:style>
    <style:style style:name="T1" style:family="text">
      <style:text-properties fo:background-color="#ffffff"/>
    </style:style>
    <style:style style:name="T2" style:family="text">
      <style:text-properties fo:color="#ce181e" fo:font-style="italic" fo:background-color="#ffffff" style:font-style-asian="italic" style:font-style-complex="italic"/>
    </style:style>
    <style:style style:name="T3" style:family="text">
      <style:text-properties fo:color="#ce181e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4.191cm" svg:height="4.2cm" svg:x="6.9cm" svg:y="6.2cm">
          <text:p text:style-name="P1">I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091cm" svg:y1="8.3cm" svg:x2="25.596cm" svg:y2="14.2cm" draw:start-shape="id1" draw:start-glue-point="10" draw:end-shape="id2" draw:end-glue-point="4" svg:d="M11091 8300c9670 0 14505 1966 14505 5900" svg:viewBox="0 0 14506 5901">
          <text:p/>
        </draw:connector>
        <draw:connector draw:style-name="gr2" draw:text-style-name="P2" draw:layer="layout" draw:type="curve" svg:x1="8.996cm" svg:y1="10.4cm" svg:x2="24.113cm" svg:y2="14.815cm" draw:start-shape="id1" draw:start-glue-point="8" draw:end-shape="id2" draw:end-glue-point="5" svg:d="M8996 10400c0 2944 5039 4415 15117 4415" svg:viewBox="0 0 15118 4416">
          <text:p/>
        </draw:connector>
        <draw:frame draw:style-name="gr3" draw:text-style-name="P4" draw:layer="layout" svg:width="6cm" svg:height="3.095cm" svg:x="10.3cm" svg:y="11.705cm">
          <draw:text-box>
            <text:p text:style-name="P3"><text:span text:style-name="T1">REG_WREN = 1 &amp;</text:span></text:p>
            <text:p text:style-name="P3"><text:span text:style-name="T1">REG_RW <text:s text:c="5"/>= 0 &amp;</text:span></text:p>
            <text:p text:style-name="P3"><text:span text:style-name="T1">No APB write</text:span></text:p>
            <text:p text:style-name="P3"><text:span text:style-name="T2">Read from REG_IN</text:span></text:p>
          </draw:text-box>
        </draw:frame>
        <draw:custom-shape draw:style-name="gr1" draw:text-style-name="P1" xml:id="id3" draw:id="id3" draw:layer="layout" svg:width="4.191cm" svg:height="4.2cm" svg:x="17.7cm" svg:y="3.4cm">
          <text:p text:style-name="P1">Wait For Rea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4.191cm" svg:height="4.2cm" svg:x="11.609cm" svg:y="17.5cm">
          <text:p text:style-name="P1">Wait For Wr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0.478cm" svg:y1="6.815cm" svg:x2="17.7cm" svg:y2="5.5cm" draw:start-shape="id1" draw:start-glue-point="11" draw:end-shape="id3" draw:end-glue-point="6" svg:d="M10478 6815c5875 0 2265-1315 7222-1315" svg:viewBox="0 0 7223 1316">
          <text:p/>
        </draw:connector>
        <draw:connector draw:style-name="gr2" draw:text-style-name="P2" draw:layer="layout" draw:type="curve" svg:x1="7.513cm" svg:y1="9.785cm" svg:x2="12.222cm" svg:y2="18.115cm" draw:start-shape="id1" draw:start-glue-point="7" draw:end-shape="id4" draw:end-glue-point="5" svg:d="M7513 9785c-1672 0-4027 8330 4709 8330" svg:viewBox="0 0 6311 8331">
          <text:p/>
        </draw:connector>
        <draw:frame draw:style-name="gr4" draw:text-style-name="P4" draw:layer="layout" svg:width="5.938cm" svg:height="3.095cm" svg:x="13.3cm" svg:y="7.8cm">
          <draw:text-box>
            <text:p text:style-name="P3">REG_WREN = 1 &amp;</text:p>
            <text:p text:style-name="P5">REG_RW <text:s text:c="5"/>= 1 &amp;</text:p>
            <text:p text:style-name="P3">No APB write</text:p>
            <text:p text:style-name="P3"><text:span text:style-name="T3">Write to REG_OUT</text:span></text:p>
          </draw:text-box>
        </draw:frame>
        <draw:frame draw:style-name="gr4" draw:text-style-name="P6" draw:layer="layout" svg:width="5.849cm" svg:height="3.095cm" svg:x="11.7cm" svg:y="2.8cm">
          <draw:text-box>
            <text:p>REG_WREN = 1 &amp;</text:p>
            <text:p>REG_RW <text:s text:c="5"/>= 1 &amp;</text:p>
            <text:p>APB write active</text:p>
            <text:p><text:span text:style-name="T3">Do nothing</text:span></text:p>
          </draw:text-box>
        </draw:frame>
        <draw:frame draw:style-name="gr4" draw:text-style-name="P4" draw:layer="layout" svg:width="5.849cm" svg:height="3.095cm" svg:x="3.551cm" svg:y="13.805cm">
          <draw:text-box>
            <text:p text:style-name="P3"><text:span text:style-name="T1">REG_WREN = 1 &amp;</text:span></text:p>
            <text:p text:style-name="P3"><text:span text:style-name="T1">REG_RW <text:s text:c="5"/>= 0 &amp;</text:span></text:p>
            <text:p text:style-name="P3"><text:span text:style-name="T1">APB write active</text:span></text:p>
            <text:p text:style-name="P3"><text:span text:style-name="T2">Do nothing</text:span></text:p>
          </draw:text-box>
        </draw:frame>
        <draw:connector draw:style-name="gr2" draw:text-style-name="P2" draw:layer="layout" draw:type="curve" draw:line-skew="-1.119cm 0.812cm" svg:x1="11.609cm" svg:y1="19.6cm" svg:x2="13.705cm" svg:y2="21.7cm" draw:start-shape="id4" draw:start-glue-point="6" draw:end-shape="id4" draw:end-glue-point="8" svg:d="M11609 19600c-2431 0-2027 1707-895 2724s2991 1345 2991-624" svg:viewBox="0 0 3887 3536">
          <text:p/>
        </draw:connector>
        <draw:frame draw:style-name="gr4" draw:text-style-name="P6" draw:layer="layout" svg:width="5.121cm" svg:height="1.673cm" svg:x="5.4cm" svg:y="21.827cm">
          <draw:text-box>
            <text:p>APB write active</text:p>
            <text:p><text:span text:style-name="T3">Do nothing</text:span></text:p>
          </draw:text-box>
        </draw:frame>
        <draw:connector draw:style-name="gr2" draw:text-style-name="P2" draw:layer="layout" draw:type="curve" draw:line-skew="-0.611cm 0.722cm" svg:x1="19.796cm" svg:y1="3.4cm" svg:x2="21.891cm" svg:y2="5.5cm" draw:start-shape="id3" draw:start-glue-point="4" draw:end-shape="id3" draw:end-glue-point="10" svg:d="M19796 3400c0-1668 1659-1390 2641-448s1287 2548-546 2548" svg:viewBox="0 0 3426 3305">
          <text:p/>
        </draw:connector>
        <draw:frame draw:style-name="gr4" draw:text-style-name="P6" draw:layer="layout" svg:width="5.121cm" svg:height="1.673cm" svg:x="22.379cm" svg:y="1.527cm">
          <draw:text-box>
            <text:p>APB write active</text:p>
            <text:p><text:span text:style-name="T3">Do nothing</text:span></text:p>
          </draw:text-box>
        </draw:frame>
        <draw:custom-shape draw:style-name="gr1" draw:text-style-name="P1" xml:id="id2" draw:id="id2" draw:layer="layout" svg:width="4.191cm" svg:height="4.2cm" svg:x="23.5cm" svg:y="14.2cm">
          <text:p text:style-name="P1">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1.278cm" svg:y1="6.985cm" svg:x2="27.078cm" svg:y2="14.815cm" draw:start-shape="id3" draw:start-glue-point="9" draw:end-shape="id2" draw:end-glue-point="11" svg:d="M21278 6985c10369 0 7469 7830 5800 7830" svg:viewBox="0 0 7484 7831">
          <text:p/>
        </draw:connector>
        <draw:connector draw:style-name="gr2" draw:text-style-name="P2" draw:layer="layout" draw:type="curve" svg:x1="15.187cm" svg:y1="18.115cm" svg:x2="23.5cm" svg:y2="16.3cm" draw:start-shape="id4" draw:start-glue-point="11" draw:end-shape="id2" svg:d="M15187 18115c6693 0 2537-1815 8313-1815" svg:viewBox="0 0 8314 1816">
          <text:p/>
        </draw:connector>
        <draw:frame draw:style-name="gr3" draw:text-style-name="P4" draw:layer="layout" svg:width="6cm" svg:height="2.995cm" svg:x="23.5cm" svg:y="8.005cm">
          <draw:text-box>
            <text:p text:style-name="P3"><text:span text:style-name="T1">No APB write</text:span></text:p>
            <text:p text:style-name="P3"><text:span text:style-name="T2">Write to REG_OUT</text:span></text:p>
          </draw:text-box>
        </draw:frame>
        <draw:custom-shape draw:style-name="gr1" draw:text-style-name="P1" xml:id="id5" draw:id="id5" draw:layer="layout" svg:width="4.191cm" svg:height="4.2cm" svg:x="16.009cm" svg:y="23.9cm">
          <text:p text:style-name="P1">UNREAD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25.596cm" svg:y1="18.4cm" svg:x2="20.2cm" svg:y2="26cm" draw:start-shape="id2" draw:start-glue-point="8" draw:end-shape="id5" draw:end-glue-point="10" svg:d="M25596 18400c0 5067-1798 7600-5396 7600" svg:viewBox="0 0 5397 7601">
          <text:p/>
        </draw:connector>
        <draw:frame draw:style-name="gr4" draw:text-style-name="P4" draw:layer="layout" svg:width="4.634cm" svg:height="0.962cm" svg:x="20.851cm" svg:y="19.9cm">
          <draw:text-box>
            <text:p text:style-name="P3"><text:span text:style-name="T2">REG_RDY = 1</text:span></text:p>
          </draw:text-box>
        </draw:frame>
        <draw:connector draw:style-name="gr2" draw:text-style-name="P2" draw:layer="layout" draw:type="curve" draw:line-skew="-3.835cm" svg:x1="16.009cm" svg:y1="26cm" svg:x2="6.9cm" svg:y2="8.3cm" draw:start-shape="id5" draw:start-glue-point="6" draw:end-shape="id1" draw:end-glue-point="6" svg:d="M16009 26000c-20169 0-15614-17700-9109-17700" svg:viewBox="0 0 14633 17701">
          <text:p/>
        </draw:connector>
        <draw:frame draw:style-name="gr4" draw:text-style-name="P4" draw:layer="layout" svg:width="4.634cm" svg:height="0.962cm" svg:x="-0.049cm" svg:y="17.7cm">
          <draw:text-box>
            <text:p text:style-name="P3"><text:span text:style-name="T2">REG_RDY = 0</text:span></text:p>
          </draw:text-box>
        </draw:frame>
        <draw:line draw:style-name="gr2" draw:text-style-name="P2" draw:layer="layout" svg:x1="1cm" svg:y1="28.1cm" svg:x2="5.6cm" svg:y2="28.1cm">
          <text:p/>
        </draw:line>
        <draw:frame draw:style-name="gr4" draw:text-style-name="P6" draw:layer="layout" svg:width="6.945cm" svg:height="1.673cm" svg:x="0.9cm" svg:y="26.3cm">
          <draw:text-box>
            <text:p>State change condition</text:p>
            <text:p><text:span text:style-name="T3">Action</text:span></text:p>
          </draw:text-box>
        </draw:frame>
        <draw:frame draw:style-name="gr3" draw:text-style-name="P4" draw:layer="layout" svg:width="6cm" svg:height="2.995cm" svg:x="16.4cm" svg:y="15.8cm">
          <draw:text-box>
            <text:p text:style-name="P3"><text:span text:style-name="T1"/></text:p>
            <text:p text:style-name="P3"><text:span text:style-name="T1">No APB write</text:span></text:p>
            <text:p text:style-name="P3"><text:span text:style-name="T2">Read from REG_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20T23:29:51.450000000</meta:creation-date>
    <dc:date>2019-05-20T23:53:53.423000000</dc:date>
    <meta:editing-duration>PT13M38S</meta:editing-duration>
    <meta:editing-cycles>3</meta:editing-cycles>
    <meta:generator>LibreOffice/6.1.5.2$Windows_X86_64 LibreOffice_project/90f8dcf33c87b3705e78202e3df5142b201bd805</meta:generator>
    <meta:document-statistic meta:object-count="27"/>
  </office:meta>
</office:document-meta>
</file>